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a865" officeooo:paragraph-rsid="0013a865"/>
    </style:style>
    <style:style style:name="T1" style:family="text">
      <style:text-properties officeooo:rsid="0013a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CONCEPTOS 1º EVALUACIÓN</text:p>
      <text:p text:style-name="P1">Nombre y Apellidos.</text:p>
      <text:p text:style-name="P1"/>
      <text:p text:style-name="P1">1.- Explica brevemente qué es una clase genérica y pon un ejemplo donde se utilice.</text:p>
      <text:p text:style-name="P1"/>
      <text:p text:style-name="Standard"><text:span text:style-name="T1">2.- Explica brevemente cómo realiza la gestión de errores la aplicación. ¿Qué clase es la que realmente gestiona los errores producidos en el proyecto?</text:span></text:p>
      <text:p text:style-name="Standard"/>
      <text:p text:style-name="P1">3.- Explica brevemente qué es una Interface y en qué clase se utiliza.</text:p>
      <text:p text:style-name="P1"><text:tab/></text:p>
      <text:p text:style-name="P1"><text:tab/>Se utiliza en IAcceso.</text:p>
      <text:p text:style-name="P1"/>
      <text:p text:style-name="P1">4.- Explica brevemente qué es el patrón MVC y pon un ejemplo donde se utilice.</text:p>
      <text:p text:style-name="P1"/>
      <text:p text:style-name="P1">5.- Explica brevemente para qué se utiliza la clase ConexionJDBC.</text:p>
      <text:p text:style-name="P1"/>
      <text:p text:style-name="P1">6.- Explica la siguiente línea de código.</text:p>
      <text:p text:style-name="P1"/>
      <text:p text:style-name="P1">7.- Explica brevemente los parámetros obligatorios y opcionales del objeto comando, utilizado en ejecutarUpdate(), Pon un ejemplo.</text:p>
      <text:p text:style-name="P1"/>
      <text:p text:style-name="P1">8.- Explica brevemente qué es el patrón Fachada y pon un ejemplo donde se utilice.</text:p>
      <text:p text:style-name="P1"/>
      <text:p text:style-name="P1"><text:tab/>Tiene las cabeceras de los métodos, tiene las llamadas a los métodos del DAO (oculta <text:tab/>AccesoDAO)</text:p>
      <text:p text:style-name="P1"/>
      <text:p text:style-name="P1"/>
      <text:p text:style-name="P1">9.- Explica brevemente las clases UtilSQL y UtilFichero.</text:p>
      <text:p text:style-name="P1"/>
      <text:p text:style-name="P1">10.- Explica brevemente el método ejecutaConsulta(sql,clase,nombre) y la forma de parametrizar las sentencias SQ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2:17:22.556000000</meta:creation-date>
    <dc:date>2024-12-11T13:19:46.710000000</dc:date>
    <meta:editing-duration>PT52M12S</meta:editing-duration>
    <meta:editing-cycles>1</meta:editing-cycles>
    <meta:document-statistic meta:table-count="0" meta:image-count="0" meta:object-count="0" meta:page-count="1" meta:paragraph-count="15" meta:word-count="165" meta:character-count="1040" meta:non-whitespace-character-count="885"/>
    <meta:generator>LibreOffice/24.2.4.2$Windows_X86_64 LibreOffice_project/51a6219feb6075d9a4c46691dcfe0cd9c4fff3c2</meta:generator>
  </office:meta>
</office:document-meta>
</file>